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cc99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pr1" style:family="presentation" style:parent-style-name="預設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預設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/>
    </style:style>
    <style:style style:name="T1" style:family="text">
      <style:text-properties fo:language="en" fo:country="US" style:language-asian="zh" style:country-asian="TW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language="en" fo:country="US" style:font-size-asian="20pt" style:language-asian="zh" style:country-asian="TW" style:font-size-complex="2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 fo:font-family="'Arial Unicode MS'" style:font-family-generic="swiss" style:font-pitch="variable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預設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! ( w adr -- )</text:span></text:p>
              </text:list-header>
            </text:list>
          </draw:text-box>
        </draw:frame>
        <draw:custom-shape draw:style-name="gr1" draw:text-style-name="P2" draw:layer="layout" svg:width="2.117cm" svg:height="0.635cm" svg:x="12.065cm" svg:y="8.89cm">
          <text:list text:style-name="L1">
            <text:list-header>
              <text:p text:style-name="P3"><text:span text:style-name="T2">SP+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058cm" svg:x="16.087cm" svg:y="6.985cm">
          <text:list text:style-name="L1">
            <text:list-header>
              <text:p text:style-name="P3"><text:span text:style-name="T3">Menory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14.182cm" svg:y1="9.313cm" svg:x2="16.087cm" svg:y2="9.313cm">
          <text:p/>
        </draw:line>
        <draw:custom-shape draw:style-name="gr1" draw:text-style-name="P2" draw:layer="layout" svg:width="2.54cm" svg:height="0.635cm" svg:x="16.087cm" svg:y="8.043cm">
          <text:list text:style-name="L1">
            <text:list-header>
              <text:p text:style-name="P3">Address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54cm" svg:height="1.059cm" svg:x="16.087cm" svg:y="8.678cm">
          <text:list text:style-name="L1">
            <text:list-header>
              <text:p text:style-name="P3">+0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21.167cm" svg:y1="9.102cm" svg:x2="22.437cm" svg:y2="9.102cm">
          <text:p/>
        </draw:line>
        <draw:custom-shape draw:style-name="gr1" draw:text-style-name="P2" draw:layer="layout" svg:width="1.693cm" svg:height="0.847cm" svg:x="22.437cm" svg:y="8.043cm">
          <text:list text:style-name="L1">
            <text:list-header>
              <text:p text:style-name="P3">WP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482cm" svg:height="0.635cm" svg:x="12.7cm" svg:y="10.16cm">
          <text:list text:style-name="L1">
            <text:list-header>
              <text:p text:style-name="P3"><text:span text:style-name="T4">SP+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93cm" svg:height="0.846cm" svg:x="11.642cm" svg:y="14.182cm">
          <text:list text:style-name="L1">
            <text:list-header>
              <text:p text:style-name="P3"><text:span text:style-name="T2">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6.087cm" svg:y="13.547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54cm" svg:height="0.635cm" svg:x="16.087cm" svg:y="14.182cm">
          <text:list text:style-name="L1">
            <text:list-header>
              <text:p text:style-name="P3"><text:span text:style-name="T1">ad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15.028cm" svg:y1="14.605cm" svg:x2="16.087cm" svg:y2="14.605cm">
          <text:p/>
        </draw:line>
        <draw:custom-shape draw:style-name="gr1" draw:text-style-name="P2" draw:layer="layout" svg:width="2.54cm" svg:height="1.059cm" svg:x="18.627cm" svg:y="8.678cm">
          <text:list text:style-name="L1">
            <text:list-header>
              <text:p text:style-name="P3">w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8.627cm" svg:y="8.043cm">
          <text:list text:style-name="L1">
            <text:list-header>
              <text:p text:style-name="P3">Data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1.693cm" svg:height="0.635cm" svg:x="22.437cm" svg:y="8.89cm">
          <text:list text:style-name="L1">
            <text:list-header>
              <text:p text:style-name="P3">w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693cm" svg:height="0.846cm" svg:x="13.335cm" svg:y="14.182cm">
          <text:list text:style-name="L1">
            <text:list-header>
              <text:p text:style-name="P3"><text:span text:style-name="T3">ad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635cm" svg:x="18.627cm" svg:y="13.547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54cm" svg:height="0.635cm" svg:x="18.627cm" svg:y="14.182cm">
          <text:list text:style-name="L1">
            <text:list-header>
              <text:p text:style-name="P3">w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54cm" svg:height="1.058cm" svg:x="16.087cm" svg:y="9.737cm">
          <text:list text:style-name="L1">
            <text:list-header>
              <text:p text:style-name="P3">+4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54cm" svg:height="1.058cm" svg:x="18.627cm" svg:y="9.737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14.182cm" svg:y1="10.372cm" svg:x2="16.087cm" svg:y2="10.372cm">
          <text:p/>
        </draw:line>
        <draw:custom-shape draw:style-name="gr3" draw:text-style-name="P2" draw:layer="layout" svg:width="2.54cm" svg:height="0.635cm" svg:x="16.087cm" svg:y="12.912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8.627cm" svg:y="12.912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23.284cm" svg:y1="9.525cm" svg:x2="21.167cm" svg:y2="14.5cm" draw:start-shape="id1" draw:start-glue-point="6" draw:end-shape="id2" draw:end-glue-point="7" svg:d="m23284 9525v4975h-2117">
          <text:p/>
        </draw:connector>
        <draw:custom-shape draw:style-name="gr3" draw:text-style-name="P2" draw:layer="layout" svg:width="2.54cm" svg:height="0.635cm" svg:x="16.087cm" svg:y="12.277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8.627cm" svg:y="12.277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6.087cm" svg:y="11.642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8.627cm" svg:y="11.642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6.087cm" svg:y="11.007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8.627cm" svg:y="11.007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3.598cm" svg:y="11.43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3.598cm" svg:y="10.795cm">
          <text:list text:style-name="L1">
            <text:list-header>
              <text:p text:style-name="P3"/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3.598cm" svg:y="10.16cm">
          <text:list text:style-name="L1">
            <text:list-header>
              <text:p text:style-name="P3">w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3.598cm" svg:y="9.525cm">
          <text:list text:style-name="L1">
            <text:list-header>
              <text:p text:style-name="P3"><text:span text:style-name="T1">ad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54cm" svg:height="0.847cm" svg:x="1.058cm" svg:y="9.313cm">
          <text:list text:style-name="L1">
            <text:list-header>
              <text:p text:style-name="P3"><text:span text:style-name="T2">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.058cm" svg:y="11.43cm">
          <text:list text:style-name="L1">
            <text:list-header>
              <text:p text:style-name="P3">SP+8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.058cm" svg:y="10.795cm">
          <text:list text:style-name="L1">
            <text:list-header>
              <text:p text:style-name="P3">SP+4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4cm" svg:height="0.635cm" svg:x="1.058cm" svg:y="10.16cm">
          <text:list text:style-name="L1">
            <text:list-header>
              <text:p text:style-name="P3">SP+0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25.4cm" svg:height="2.376cm" svg:x="0.212cm" svg:y="5.08cm">
          <text:list text:style-name="L2">
            <text:list-header>
              <text:p text:style-name="P5"><text:span text:style-name="T5">CODE ! ( w a -- ) \ Pop the data stack to memory. </text:span></text:p>
              <text:p text:style-name="P5"><text:span text:style-name="T5"><text:s text:c="3"/></text:span><text:span text:style-name="T5">[SP]-&gt;WP,SP+4-&gt;SP </text:span></text:p>
              <text:p text:style-name="P5"><text:span text:style-name="T5"><text:s text:c="2"/></text:span><text:span text:style-name="T5">WP-&gt;[TOS] [SP]-&gt;TOS,SP+4-&gt;SP </text:span></text:p>
              <text:p text:style-name="P5"><text:span text:style-name="T5"><text:s text:c="2"/></text:span><text:span text:style-name="T5">$NEXT \ NEST </text:span></text:p>
              <text:p text:style-name="P5"><text:span text:style-name="T5"><text:s text:c="2"/></text:span><text:span text:style-name="T5">END-CODE \ ;COD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12cm" svg:height="1.35cm" svg:x="7.408cm" svg:y="9.948cm">
          <text:list text:style-name="L1">
            <text:list-header>
              <text:p text:style-name="P3">!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預設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32pt" style:font-style-asian="normal" style:font-weight-asian="normal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graphic-properties>
        <text:list-style style:name="預設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新細明體" style:font-family-generic-asian="roman" style:font-pitch-asian="variable" style:font-size-asian="28pt" style:font-style-asian="normal" style:font-weight-asian="normal" style:font-family-complex="新細明體" style:font-family-generic-complex="roman" style:font-pitch-complex="variable" style:font-size-complex="28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32pt" style:font-style-asian="normal" style:font-weight-asian="normal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預設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新細明體" style:font-family-generic-asian="roman" style:font-pitch-asian="variable" style:font-size-asian="44pt" style:font-style-asian="normal" style:font-weight-asian="normal" style:font-family-complex="新細明體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預設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 style:language-asian="zh" style:country-asian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1.59cm" svg:height="3.985cm" svg:x="1.905cm" svg:y="1.288cm" presentation:class="title" presentation:placeholder="true">
        <draw:text-box/>
      </draw:frame>
      <draw:frame presentation:style-name="預設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1"><text:page-number>&lt;編號&gt;</text:page-number></text:span></text:p>
            </text:list-header>
          </text:list>
        </draw:text-box>
      </draw:frame>
      <presentation:notes style:page-layout-name="PM0">
        <draw:page-thumbnail presentation:style-name="預設-title" draw:layer="backgroundobjects" svg:width="0cm" svg:height="0cm" svg:x="0cm" svg:y="1.93cm" presentation:class="page"/>
        <draw:frame presentation:style-name="預設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! </dc:title>
    <meta:initial-creator>wesley</meta:initial-creator>
    <meta:creation-date>2013-11-16T01:02:52</meta:creation-date>
    <dc:creator>wesley</dc:creator>
    <dc:date>2013-11-16T01:26:51</dc:date>
    <meta:editing-cycles>2</meta:editing-cycles>
    <meta:editing-duration>PT23M59S</meta:editing-duration>
    <meta:document-statistic meta:object-count="60"/>
    <meta:generator>OpenOffice.org/3.4.1$Win32 OpenOffice.org_project/341m1$Build-9593</meta:generator>
  </office:meta>
</office:document-meta>
</file>